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1cm" svg:stroke-color="#579d1c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2" style:family="graphic" style:parent-style-name="standard">
      <style:graphic-properties draw:stroke="none" draw:fill="solid" draw:fill-color="#579d1c" draw:textarea-vertical-align="middle" draw:auto-grow-height="false" fo:min-height="0.749cm" fo:min-width="0.499cm"/>
    </style:style>
    <style:style style:name="gr3" style:family="graphic" style:parent-style-name="standard">
      <style:graphic-properties draw:stroke="solid" svg:stroke-width="1cm" svg:stroke-color="#ffd320" draw:marker-start-width="1.7cm" draw:marker-end-width="1.7cm" draw:fill="none" draw:fill-color="#ffd320" draw:textarea-horizontal-align="justify" draw:textarea-vertical-align="middle" draw:auto-grow-height="false" fo:padding-top="0.625cm" fo:padding-bottom="0.625cm" fo:padding-left="0.75cm" fo:padding-right="0.75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1cm" svg:stroke-color="#579d1c" draw:marker-start-width="1.7cm" draw:marker-end-width="1.7cm" draw:fill="solid" draw:fill-color="#579d1c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Arial Black'" style:font-pitch="variable" fo:font-size="150pt" style:font-size-asian="150pt" style:font-size-complex="150pt"/>
    </style:style>
    <style:style style:name="T1" style:family="text">
      <style:text-properties fo:color="#ffffff" fo:font-family="'Arial Black'" style:font-pitch="variable" fo:font-size="150pt" style:font-size-asian="150pt" style:font-size-complex="1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5cm" svg:height="5.5cm" svg:x="3.151cm" svg:y="9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181cm" svg:height="5.181cm" svg:x="3.421cm" svg:y="9.614cm">
          <text:p/>
          <draw:enhanced-geometry draw:glue-point-type="segments" draw:type="mso-spt100" draw:modifiers="-90 91.035056333131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6.049cm" svg:height="5.144cm" svg:x="2.693cm" svg:y="18.846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4" draw:text-style-name="P1" draw:layer="layout" svg:width="6cm" svg:height="6cm" svg:x="11.299cm" svg:y="18.05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274.96859860039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5" draw:text-style-name="P2" draw:layer="layout" svg:width="2.263cm" svg:height="7.714cm" svg:x="13.187cm" svg:y="17.086cm">
            <draw:text-box>
              <text:p><text:span text:style-name="T1">!</text:span></text:p>
            </draw:text-box>
          </draw:frame>
        </draw:g>
        <draw:custom-shape draw:style-name="gr6" draw:text-style-name="P1" draw:layer="layout" svg:width="5.5cm" svg:height="5.5cm" svg:x="11.587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iano Ramalho</meta:initial-creator>
    <meta:creation-date>2010-07-16T12:03:34</meta:creation-date>
    <dc:date>2010-07-16T14:00:43</dc:date>
    <dc:creator>Luciano Ramalho</dc:creator>
    <meta:editing-duration>PT00H04M31S</meta:editing-duration>
    <meta:editing-cycles>2</meta:editing-cycles>
    <meta:generator>OpenOffice.org/3.2$Linux OpenOffice.org_project/320m12$Build-9483</meta:generator>
    <meta:document-statistic meta:object-count="7"/>
  </office:meta>
</office:document-meta>
</file>